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2.0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6.55pt"/>
    </style:style>
    <style:style style:name="co4" style:family="table-column">
      <style:table-column-properties fo:break-before="auto" style:column-width="115.31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170.16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45.84pt"/>
    </style:style>
    <style:style style:name="co10" style:family="table-column">
      <style:table-column-properties fo:break-before="auto" style:column-width="91.64pt"/>
    </style:style>
    <style:style style:name="co11" style:family="table-column">
      <style:table-column-properties fo:break-before="auto" style:column-width="22.96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22.2pt"/>
    </style:style>
    <style:style style:name="co14" style:family="table-column">
      <style:table-column-properties fo:break-before="auto" style:column-width="107.66pt"/>
    </style:style>
    <style:style style:name="co15" style:family="table-column">
      <style:table-column-properties fo:break-before="auto" style:column-width="102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w_20_to_20_use_20_this">
      <style:table-properties table:display="true" style:writing-mode="lr-tb"/>
    </style:style>
    <style:style style:name="ta2" style:family="table" style:master-page-name="PageStyle_5f_Your_20_Monster">
      <style:table-properties table:display="true" style:writing-mode="lr-tb"/>
    </style:style>
    <style:style style:name="ta3" style:family="table" style:master-page-name="PageStyle_5f_Your_20_Retainer">
      <style:table-properties table:display="true" style:writing-mode="lr-tb"/>
    </style:style>
    <style:style style:name="ta4" style:family="table" style:master-page-name="PageStyle_5f_Secret_20_Math">
      <style:table-properties table:display="true" style:writing-mode="lr-tb"/>
    </style:style>
    <style:style style:name="ta5" style:family="table" style:master-page-name="PageStyle_5f_Modifi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fefe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2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style:font-weight-complex="bold" fo:font-weight="bold" style:font-weight-asian="bold"/>
    </style:style>
    <style:style style:name="T3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5" style:family="text">
      <style:text-properties fo:font-style="normal" style:font-weight-complex="normal" style:font-weight-asian="normal" style:font-size-complex="11pt" style:font-size-asian="11pt" style:font-name-complex="Arial" fo:text-shadow="none" fo:font-weight="normal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/>
    </style:style>
    <style:style style:name="T6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style:font-weight-asian="bold" fo:font-weight="bold" style:font-weight-complex="bold"/>
    </style:style>
    <style:style style:name="T7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style:font-weight-complex="normal" fo:font-weight="normal" style:font-weight-asian="normal"/>
    </style:style>
    <style:style style:name="T8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fo:font-weight="bold" style:font-weight-asian="bold" style:font-weight-complex="bold"/>
    </style:style>
    <style:style style:name="T9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fo:font-weight="normal" style:font-weight-complex="normal" style:font-weight-asian="normal"/>
    </style:style>
    <style:style style:name="T10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style:font-weight-complex="bold" style:font-weight-asian="bold" fo:font-weight="bold"/>
    </style:style>
    <style:style style:name="T11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fo:font-weight="normal" style:font-weight-asian="normal" style:font-weight-complex="normal"/>
    </style:style>
    <style:style style:name="T1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text-shadow="none" fo:font-size="11pt" style:font-name="Arial" style:font-style-asian="normal" style:font-weight-complex="normal" style:font-weight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14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15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16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17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18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20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2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&quot;;&quot;2&quot;;&quot;3&quot;;&quot;4&quot;;&quot;5&quot;;&quot;6&quot;;&quot;7&quot;;&quot;8&quot;;&quot;9&quot;;&quot;10&quot;)" table:allow-empty-cell="true" table:display-list="unsorted" table:base-cell-address="'Your Monster'.B1">
          <table:error-message table:message-type="stop" table:display="true"/>
        </table:content-validation>
        <table:content-validation table:name="val2" table:condition="of:cell-content-is-in-list([$Modifiers.$A$17:.$A$22])" table:allow-empty-cell="true" table:display-list="unsorted" table:base-cell-address="'Your Monster'.B2">
          <table:error-message table:message-type="stop" table:display="true"/>
        </table:content-validation>
        <table:content-validation table:name="val3" table:condition="of:cell-content-is-in-list([$Modifiers.$A$2:.$A$11])" table:allow-empty-cell="true" table:display-list="unsorted" table:base-cell-address="'Your Monster'.B3">
          <table:error-message table:message-type="stop" table:display="true"/>
        </table:content-validation>
      </table:content-validations>
      <table:table table:name="How to use thi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span text:style-name="T1">This is a TEMPLATE! Either </text:span><text:span text:style-name="T2">download</text:span><text:span text:style-name="T3"> this sheet, or </text:span><text:span text:style-name="T4">make a copy</text:span><text:span text:style-name="T3"> to your own Google Drive. Do not request edit access.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pan text:style-name="T5">Once you've made your copy, if you're building a monster, go to "Your Monster" and input the </text:span><text:span text:style-name="T6">level, role, </text:span><text:span text:style-name="T7">and </text:span><text:span text:style-name="T8">organization</text:span><text:span text:style-name="T9"> of your monster, as well as </text:span><text:span text:style-name="T10">how many creatures </text:span><text:span text:style-name="T11">you want your monster's ability to target in the </text:span><text:span text:style-name="T8">green</text:span><text:span text:style-name="T11"> cells.</text:span></text:p>
            <text:p><text:span text:style-name="T12"/></text:p>
            <text:p><text:span text:style-name="T13">If you're building a retainer, go to "Your Retainer" and input the </text:span><text:span text:style-name="T14">starting level</text:span><text:span text:style-name="T15"> (i.e., the level listed in their statblock) and </text:span><text:span text:style-name="T16">current level</text:span><text:span text:style-name="T17"> of your retainer in the </text:span><text:span text:style-name="T16">green </text:span><text:span text:style-name="T17">cells. </text:span></text:p>
            <text:p><text:span text:style-name="T12"/></text:p>
            <text:p><text:span text:style-name="T18">You will see the output results in the </text:span><text:span text:style-name="T19">yellow </text:span><text:span text:style-name="T20">cells.</text:span></text:p>
            <text:p><text:span text:style-name="T12"/></text:p>
            <text:p><text:span text:style-name="T12">Do not change anything in the gray cells, or in the sheets named "Secret Math" or "Modifiers".</text:span>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ur Monster" table:style-name="ta2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Your monster's max characteristic and power roll bonus should be:</text:p>
          </table:table-cell>
          <table:table-cell table:style-name="ce8" table:formula="of:=[$'Secret Math'.B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zation</text:p>
          </table:table-cell>
          <table:table-cell table:style-name="ce7" table:content-validation-name="val2" office:value-type="string" calcext:value-type="string">
            <text:p>Elite</text:p>
          </table:table-cell>
          <table:table-cell/>
          <table:table-cell table:style-name="ce4" office:value-type="string" calcext:value-type="string">
            <text:p>Your monster's abilities should usually target this many creatures:</text:p>
          </table:table-cell>
          <table:table-cell table:style-name="ce8" table:formula="of:=[$'Secret Math'.B2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7" table:content-validation-name="val3" office:value-type="string" calcext:value-type="string">
            <text:p>Brute</text:p>
          </table:table-cell>
          <table:table-cell/>
          <table:table-cell table:style-name="ce4" office:value-type="string" calcext:value-type="string">
            <text:p>How many creatures does your ability target?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ncounter Value</text:p>
          </table:table-cell>
          <table:table-cell table:style-name="ce8" table:formula="of:=[$'Secret Math'.B9]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Note: EV for minions is for a group of 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mina</text:p>
          </table:table-cell>
          <table:table-cell table:style-name="ce8" table:formula="of:=[$'Secret Math'.B10]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mina (with extra, non-minions only)</text:p>
          </table:table-cell>
          <table:table-cell table:style-name="ce8" table:formula="of:=[$'Secret Math'.B11]"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trike Damage (non-minion)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Tier 1</text:p>
          </table:table-cell>
          <table:table-cell table:style-name="ce8" table:formula="of:=[$'Secret Math'.B28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er 2</text:p>
          </table:table-cell>
          <table:table-cell table:style-name="ce8" table:formula="of:=[$'Secret Math'.B29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er 3</text:p>
          </table:table-cell>
          <table:table-cell table:style-name="ce8" table:formula="of:=[$'Secret Math'.B30]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n-Strike Damage (or minion strike damage)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Tier 1</text:p>
          </table:table-cell>
          <table:table-cell table:style-name="ce8" table:formula="of:=[$'Secret Math'.D28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er 2</text:p>
          </table:table-cell>
          <table:table-cell table:style-name="ce8" table:formula="of:=[$'Secret Math'.D29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er 3</text:p>
          </table:table-cell>
          <table:table-cell table:style-name="ce8" table:formula="of:=[$'Secret Math'.D30]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Potencies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Weak</text:p>
          </table:table-cell>
          <table:table-cell table:style-name="ce8" table:formula="of:=[$'Secret Math'.F2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verage</text:p>
          </table:table-cell>
          <table:table-cell table:style-name="ce8" table:formula="of:=[$'Secret Math'.F29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ong</text:p>
          </table:table-cell>
          <table:table-cell table:style-name="ce8" table:formula="of:=[$'Secret Math'.F30]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ur Retainer" table:style-name="ta3"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Starting level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Level 4 advancement ability?</text:p>
          </table:table-cell>
          <table:table-cell table:style-name="ce8" table:formula="of:=AND([.$B$1]&lt;4;[.$B$2]&gt;=4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urrent level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Level 7 advancement ability?</text:p>
          </table:table-cell>
          <table:table-cell table:style-name="ce8" table:formula="of:=AND([.$B$1]&lt;7;[.$B$2]&gt;=7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Level 10 advancement ability?</text:p>
          </table:table-cell>
          <table:table-cell table:style-name="ce8" table:formula="of:=AND([.$B$1]&lt;10;[.$B$2]&gt;=1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pan text:style-name="T21">Stamina bonus</text:span><text:span text:style-name="T22"> (add to existing retainer statblock)</text:span></text:p>
          </table:table-cell>
          <table:table-cell table:style-name="ce8" table:formula="of:=9*([.B2]-[.B1]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pan text:style-name="T21">Custom retainer stamina </text:span><text:span text:style-name="T22">(if you're converting a monster to a retainer)</text:span></text:p>
          </table:table-cell>
          <table:table-cell table:style-name="ce8" table:formula="of:=21+9*([.B2]-1)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Signature ability damage bonus</text:p>
          </table:table-cell>
          <table:covered-table-cell/>
          <table:table-cell table:number-columns-repeated="1022"/>
        </table:table-row>
        <table:table-row table:style-name="ro1">
          <table:table-cell table:style-name="ce13" office:value-type="string" calcext:value-type="string">
            <text:p>Tier 1</text:p>
          </table:table-cell>
          <table:table-cell table:style-name="ce8" table:formula="of:=COM.MICROSOFT.CEILING(([.B2]-[.B1])/2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ier 2/3</text:p>
          </table:table-cell>
          <table:table-cell table:style-name="ce8" table:formula="of:=[.B2]-[.B1]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Free strike damage bonus</text:p>
          </table:table-cell>
          <table:table-cell table:style-name="ce8" table:formula="of:=2*COM.MICROSOFT.CEILING(([.B2]-[.B1])/3;1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Single-characteristic increase points</text:p>
          </table:table-cell>
          <table:table-cell table:style-name="ce8" table:formula="of:=COM.MICROSOFT.CEILING(([.B2]-[.B1])/6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ll characteristics increased by</text:p>
          </table:table-cell>
          <table:table-cell table:style-name="ce8" table:formula="of:=IF(AND([.B1]&lt;5;[.B2]&gt;=5);1;0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ret Math" table:style-name="ta4"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1">
          <table:table-cell table:style-name="ce9" office:value-type="string" calcext:value-type="string">
            <text:p>Level</text:p>
          </table:table-cell>
          <table:table-cell table:style-name="ce15" table:formula="of:=[$'Your Monster'.B1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Role</text:p>
          </table:table-cell>
          <table:table-cell table:style-name="ce15" table:formula="of:=[$'Your Monster'.B3]" office:value-type="string" office:string-value="Brute" calcext:value-type="string">
            <text:p>Brute</text:p>
          </table:table-cell>
          <table:table-cell table:style-name="ce9" office:value-type="string" calcext:value-type="string">
            <text:p>Role stamina add</text:p>
          </table:table-cell>
          <table:table-cell table:style-name="ce15" table:number-matrix-columns-spanned="1" table:number-matrix-rows-spanned="1" table:formula="of:=INDEX([$Modifiers.A1:.C11]; MATCH([.B2]; [$Modifiers.A1:.A11]; 0); MATCH(&quot;Role Stamina Modifier&quot;; [$Modifiers.A1:.C1]; 0))" office:value-type="float" office:value="30" calcext:value-type="float">
            <text:p>30</text:p>
          </table:table-cell>
          <table:table-cell table:style-name="ce9" office:value-type="string" calcext:value-type="string">
            <text:p>Role damage add</text:p>
          </table:table-cell>
          <table:table-cell table:style-name="ce15" table:number-matrix-columns-spanned="1" table:number-matrix-rows-spanned="1" table:formula="of:=INDEX([$Modifiers.A1:.C11]; MATCH([.B2]; [$Modifiers.A1:.A11]; 0); MATCH(&quot;Damage Modifier&quot;; [$Modifiers.A1:.C1]; 0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rganization</text:p>
          </table:table-cell>
          <table:table-cell table:style-name="ce15" table:formula="of:=[$'Your Monster'.B2]" office:value-type="string" office:string-value="Elite" calcext:value-type="string">
            <text:p>Elite</text:p>
          </table:table-cell>
          <table:table-cell table:style-name="ce9" office:value-type="string" calcext:value-type="string">
            <text:p>Org stamina add</text:p>
          </table:table-cell>
          <table:table-cell table:style-name="ce15" table:number-matrix-columns-spanned="1" table:number-matrix-rows-spanned="1" table:formula="of:=INDEX([$Modifiers.A16:.E24]; MATCH([.B3]; [$Modifiers.A16:.A24]; 0); MATCH(&quot;Stamina modifier (adds)&quot;; [$Modifiers.A16:.E16]; 0))" office:value-type="float" office:value="0" calcext:value-type="float">
            <text:p>0</text:p>
          </table:table-cell>
          <table:table-cell table:style-name="ce9" office:value-type="string" calcext:value-type="string">
            <text:p>Org damage add</text:p>
          </table:table-cell>
          <table:table-cell table:style-name="ce15" table:number-matrix-columns-spanned="1" table:number-matrix-rows-spanned="1" table:formula="of:=INDEX([$Modifiers.A16:.E24]; MATCH([.B3]; [$Modifiers.A16:.A24]; 0); MATCH(&quot;Damage Modifier (adds)&quot;; [$Modifiers.A16:.E16]; 0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 calcext:value-type="string">
            <text:p>Org stamina mult</text:p>
          </table:table-cell>
          <table:table-cell table:style-name="ce15" table:number-matrix-columns-spanned="1" table:number-matrix-rows-spanned="1" table:formula="of:=INDEX([$Modifiers.A16:.E24]; MATCH([.B3]; [$Modifiers.A16:.A24]; 0); MATCH(&quot;Org Stamina Mult&quot;; [$Modifiers.A16:.E16]; 0))" office:value-type="float" office:value="2" calcext:value-type="float">
            <text:p>2</text:p>
          </table:table-cell>
          <table:table-cell table:style-name="ce9" office:value-type="string" calcext:value-type="string">
            <text:p>Total damage add</text:p>
          </table:table-cell>
          <table:table-cell table:style-name="ce15" table:formula="of:=SUM([.F2:.F3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 calcext:value-type="string">
            <text:p>Org other mult</text:p>
          </table:table-cell>
          <table:table-cell table:style-name="ce15" table:number-matrix-columns-spanned="1" table:number-matrix-rows-spanned="1" table:formula="of:=INDEX([$Modifiers.A16:.E24]; MATCH([.B3]; [$Modifiers.A16:.A24]; 0); MATCH(&quot;Organization Modifier&quot;; [$Modifiers.A16:.E16]; 0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Echelon</text:p>
          </table:table-cell>
          <table:table-cell table:style-name="ce15" table:number-matrix-columns-spanned="1" table:number-matrix-rows-spanned="1" table:formula="of:=INDEX([$Modifiers.E1:.F11]; MATCH([.B1]; [$Modifiers.E1:.E11]; 0); MATCH(&quot;Echelon&quot;; [$Modifiers.E1:.F1]; 0)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x characteristic</text:p>
          </table:table-cell>
          <table:table-cell table:style-name="ce15" table:formula="of:=IF(OR([.B3]=&quot;Leader&quot;;[.B3]=&quot;Solo&quot;);[.B6]+2;[.B6]+1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Encounter Value</text:p>
          </table:table-cell>
          <table:table-cell table:style-name="ce15" table:formula="of:=(2*[.B1]+4)*[.D5]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amina</text:p>
          </table:table-cell>
          <table:table-cell table:style-name="ce15" table:formula="of:=COM.MICROSOFT.CEILING((10*[.B1]+[.D2]+[.D3])*[.D4];1)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amina (with extra)</text:p>
          </table:table-cell>
          <table:table-cell table:style-name="ce15" table:formula="of:=[.B10]+3*[.B1]+3"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Preliminary base damage</text:p>
          </table:table-cell>
          <table:table-cell table:style-name="ce15" table:formula="of:=4+[.B1]+[.F4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Real base damage</text:p>
          </table:table-cell>
          <table:table-cell table:style-name="ce15" table:formula="of:=IF(OR([.B3]=&quot;Minion&quot;;[.B3]=&quot;Horde&quot;);[.B13]/2;[.B1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rike?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9" office:value-type="string" calcext:value-type="string">
            <text:p>Tier 1 strike</text:p>
          </table:table-cell>
          <table:table-cell table:style-name="ce15" table:formula="of:=COM.MICROSOFT.CEILING([.B14]*0.6+[.B7];1)" office:value-type="float" office:value="7" calcext:value-type="float">
            <text:p>7</text:p>
          </table:table-cell>
          <table:table-cell table:style-name="ce9" office:value-type="string" calcext:value-type="string">
            <text:p>Tier 1 nonstrike</text:p>
          </table:table-cell>
          <table:table-cell table:style-name="ce15" table:formula="of:=COM.MICROSOFT.CEILING([.B14]*0.6;1)" office:value-type="float" office:value="5" calcext:value-type="float">
            <text:p>5</text:p>
          </table:table-cell>
          <table:table-cell table:style-name="ce9" office:value-type="string" calcext:value-type="string">
            <text:p>Weak potency</text:p>
          </table:table-cell>
          <table:table-cell table:style-name="ce15" table:formula="of:=[.B7]-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ier 2 strike</text:p>
          </table:table-cell>
          <table:table-cell table:style-name="ce15" table:formula="of:=COM.MICROSOFT.CEILING([.B14]*1.1;1)+[.B7]" office:value-type="float" office:value="10" calcext:value-type="float">
            <text:p>10</text:p>
          </table:table-cell>
          <table:table-cell table:style-name="ce9" office:value-type="string" calcext:value-type="string">
            <text:p>Tier 2 nonstrike</text:p>
          </table:table-cell>
          <table:table-cell table:style-name="ce15" table:formula="of:=COM.MICROSOFT.CEILING([.B14]*1.1;1)" office:value-type="float" office:value="8" calcext:value-type="float">
            <text:p>8</text:p>
          </table:table-cell>
          <table:table-cell table:style-name="ce9" office:value-type="string" calcext:value-type="string">
            <text:p>Avg potency</text:p>
          </table:table-cell>
          <table:table-cell table:style-name="ce15" table:formula="of:=[.B7]-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ier 3 strike</text:p>
          </table:table-cell>
          <table:table-cell table:style-name="ce15" table:formula="of:=COM.MICROSOFT.CEILING([.B14]*1.4;1)+[.B7]" office:value-type="float" office:value="12" calcext:value-type="float">
            <text:p>12</text:p>
          </table:table-cell>
          <table:table-cell table:style-name="ce9" office:value-type="string" calcext:value-type="string">
            <text:p>Tier 3 nonstrike</text:p>
          </table:table-cell>
          <table:table-cell table:style-name="ce15" table:formula="of:=COM.MICROSOFT.CEILING([.B14]*1.4;1)" office:value-type="float" office:value="10" calcext:value-type="float">
            <text:p>10</text:p>
          </table:table-cell>
          <table:table-cell table:style-name="ce9" office:value-type="string" calcext:value-type="string">
            <text:p>Strong potency</text:p>
          </table:table-cell>
          <table:table-cell table:style-name="ce15" table:formula="of:=[.B7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Free strike</text:p>
          </table:table-cell>
          <table:table-cell table:style-name="ce15" table:formula="of:=[.D16]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Normal # targets</text:p>
          </table:table-cell>
          <table:table-cell table:style-name="ce15" table:formula="of:=IF(OR([.B3]=&quot;Elite&quot;;[.B3]=&quot;Leader&quot;;[.B3]=&quot;Solo&quot;);2;1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Your # targets</text:p>
          </table:table-cell>
          <table:table-cell table:style-name="ce15" table:formula="of:=[$'Your Monster'.E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amage multiplier from number of targets</text:p>
          </table:table-cell>
          <table:table-cell table:style-name="ce15" table:formula="of:=IF([.B22]=[.B23];1;IF([.B23]=[.B22]+1;0.8;IF([.B23]&gt;([.B22]+1);0.5;IF([.B23]=[.B22]-1;1.2;&quot;ERROR&quot;)))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FINAL RESUL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trike?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9" office:value-type="string" calcext:value-type="string">
            <text:p>Tier 1 strike</text:p>
          </table:table-cell>
          <table:table-cell table:style-name="ce15" table:formula="of:=COM.MICROSOFT.CEILING([.B16]*[.$B$24];1)" office:value-type="float" office:value="7" calcext:value-type="float">
            <text:p>7</text:p>
          </table:table-cell>
          <table:table-cell table:style-name="ce9" office:value-type="string" calcext:value-type="string">
            <text:p>Tier 1 nonstrike</text:p>
          </table:table-cell>
          <table:table-cell table:style-name="ce15" table:formula="of:=COM.MICROSOFT.CEILING([.D16]*[.$B$24];1)" office:value-type="float" office:value="5" calcext:value-type="float">
            <text:p>5</text:p>
          </table:table-cell>
          <table:table-cell table:style-name="ce9" office:value-type="string" calcext:value-type="string">
            <text:p>Weak potency</text:p>
          </table:table-cell>
          <table:table-cell table:style-name="ce15" table:formula="of:=[.B7]-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ier 2 strike</text:p>
          </table:table-cell>
          <table:table-cell table:style-name="ce15" table:formula="of:=COM.MICROSOFT.CEILING([.B17]*[.$B$24];1)" office:value-type="float" office:value="10" calcext:value-type="float">
            <text:p>10</text:p>
          </table:table-cell>
          <table:table-cell table:style-name="ce9" office:value-type="string" calcext:value-type="string">
            <text:p>Tier 2 nonstrike</text:p>
          </table:table-cell>
          <table:table-cell table:style-name="ce15" table:formula="of:=COM.MICROSOFT.CEILING([.D17]*[.$B$24];1)" office:value-type="float" office:value="8" calcext:value-type="float">
            <text:p>8</text:p>
          </table:table-cell>
          <table:table-cell table:style-name="ce9" office:value-type="string" calcext:value-type="string">
            <text:p>Avg potency</text:p>
          </table:table-cell>
          <table:table-cell table:style-name="ce15" table:formula="of:=[.B7]-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ier 3 strike</text:p>
          </table:table-cell>
          <table:table-cell table:style-name="ce15" table:formula="of:=COM.MICROSOFT.CEILING([.B18]*[.$B$24];1)" office:value-type="float" office:value="12" calcext:value-type="float">
            <text:p>12</text:p>
          </table:table-cell>
          <table:table-cell table:style-name="ce9" office:value-type="string" calcext:value-type="string">
            <text:p>Tier 3 nonstrike</text:p>
          </table:table-cell>
          <table:table-cell table:style-name="ce15" table:formula="of:=COM.MICROSOFT.CEILING([.D18]*[.$B$24];1)" office:value-type="float" office:value="10" calcext:value-type="float">
            <text:p>10</text:p>
          </table:table-cell>
          <table:table-cell table:style-name="ce9" office:value-type="string" calcext:value-type="string">
            <text:p>Strong potency</text:p>
          </table:table-cell>
          <table:table-cell table:style-name="ce15" table:formula="of:=[.B7]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iers" table:style-name="ta5">
        <table:table-column table:style-name="co14" table:default-cell-style-name="Default"/>
        <table:table-column table:style-name="co15" table:default-cell-style-name="Default"/>
        <table:table-column table:style-name="co2" table:number-columns-repeated="1022" table:default-cell-style-name="Default"/>
        <table:table-row table:style-name="ro1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Role Stamina Modifier</text:p>
          </table:table-cell>
          <table:table-cell table:style-name="ce9" office:value-type="string" calcext:value-type="string">
            <text:p>Damage Modifier</text:p>
          </table:table-cell>
          <table:table-cell/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Echelon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mbush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tillery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rut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ntrolle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Defend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arri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exe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ou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ppor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/A (Leader/Solo)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9" office:value-type="string" calcext:value-type="string">
            <text:p>Organization</text:p>
          </table:table-cell>
          <table:table-cell table:style-name="ce9" office:value-type="string" calcext:value-type="string">
            <text:p>Organization Modifier</text:p>
          </table:table-cell>
          <table:table-cell table:style-name="ce9" office:value-type="string" calcext:value-type="string">
            <text:p>Stamina Modifier (adds)</text:p>
          </table:table-cell>
          <table:table-cell table:style-name="ce9" office:value-type="string" calcext:value-type="string">
            <text:p>Damage Modifier (adds)</text:p>
          </table:table-cell>
          <table:table-cell table:style-name="ce9" office:value-type="string" calcext:value-type="string">
            <text:p>Org Stamina Mul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inion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125" calcext:value-type="float">
            <text:p>0.125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Horde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latoo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Lea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Elit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l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w_20_to_20_use_20_this" style:display-name="PageStyle_How to use th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our_20_Monster" style:display-name="PageStyle_Your Mon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our_20_Retainer" style:display-name="PageStyle_Your Retai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ret_20_Math" style:display-name="PageStyle_Secret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ers" style:display-name="PageStyle_Modifi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42" meta:object-count="0"/>
    <meta:generator>LibreOfficeDev/6.0.5.2$Linux_X86_64 LibreOffice_project/</meta:generator>
  </office:meta>
</office:document-meta>
</file>